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122" officeooo:paragraph-rsid="00162122"/>
    </style:style>
    <style:style style:name="P2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officeooo:rsid="00162122" officeooo:paragraph-rsid="00162122"/>
    </style:style>
    <style:style style:name="P3" style:family="paragraph" style:parent-style-name="Standard">
      <style:text-properties officeooo:paragraph-rsid="00162122"/>
    </style:style>
    <style:style style:name="P4" style:family="paragraph" style:parent-style-name="normal">
      <style:paragraph-properties fo:text-align="center" style:justify-single-word="false"/>
      <style:text-properties officeooo:paragraph-rsid="00162122"/>
    </style:style>
    <style:style style:name="P5" style:family="paragraph" style:parent-style-name="Standard">
      <style:text-properties fo:font-size="12pt" fo:font-weight="bold" officeooo:paragraph-rsid="00162122" style:font-size-asian="12pt" style:font-weight-asian="bold" style:font-size-complex="12pt" style:font-weight-complex="bold"/>
    </style:style>
    <style:style style:name="P6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officeooo:paragraph-rsid="00162122"/>
    </style:style>
    <style:style style:name="P7" style:family="paragraph" style:parent-style-name="normal">
      <style:paragraph-properties fo:margin-left="0cm" fo:margin-right="0cm" fo:text-align="justify" style:justify-single-word="false" fo:text-indent="0cm" style:auto-text-indent="false"/>
      <style:text-properties officeooo:rsid="0016c48d" officeooo:paragraph-rsid="0016c48d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officeooo:paragraph-rsid="0018977d"/>
    </style:style>
    <style:style style:name="P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officeooo:rsid="0016c48d" officeooo:paragraph-rsid="0016c48d"/>
    </style:style>
    <style:style style:name="P10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officeooo:paragraph-rsid="0018977d"/>
    </style:style>
    <style:style style:name="T1" style:family="text">
      <style:text-properties officeooo:rsid="0016c48d"/>
    </style:style>
    <style:style style:name="T2" style:family="text">
      <style:text-properties officeooo:rsid="0018977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ões de requisitos - ER</text:p>
      <text:p text:style-name="P1"/>
      <text:p text:style-name="P1">Sistema de Delicias Gourmet</text:p>
      <text:p text:style-name="P1"/>
      <text:p text:style-name="P1">1 – Descrição textual</text:p>
      <text:p text:style-name="P3"/>
      <text:p text:style-name="P5">Estudo de Caso: Sistema da "Delícias Gourmet".</text:p>
      <text:p text:style-name="P4"/>
      <text:p text:style-name="P6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6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6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6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6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6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2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2"/>
      <text:p text:style-name="P7">2 – O que o sistema deve fazer (funções básicas):</text:p>
      <text:p text:style-name="P7"/>
      <text:p text:style-name="P10"><text:span text:style-name="T3">R1.1 Aquisição de materiais:</text:span> O sistema deve permitir a aquisição de materiais e ingredientes necessários para a produção de alimentos, por meio da negociação de preços e qualidade com fornecedores.</text:p>
      <text:p text:style-name="P10"><text:soft-page-break/><text:span text:style-name="T3">R1.2 Gerenciamento de estoque:</text:span> O sistema deve permitir o gerenciamento do estoque de materiais, com o controle da entrada e saída de itens, a realização de inventários e a organização do armazenamento.</text:p>
      <text:p text:style-name="P10"><text:span text:style-name="T3">R1.3 Coordenação da produção:</text:span> O sistema deve coordenar a utilização dos materiais e ingredientes na linha de produção, garantindo que sejam entregues no momento certo e na quantidade adequada.</text:p>
      <text:p text:style-name="P10"><text:span text:style-name="T3">R1.4 Monitoramento da qualidade:</text:span> O sistema deve monitorar a qualidade dos materiais e ingredientes, bem como o processo de produção, para garantir que os padrões de qualidade e as normas de segurança alimentar sejam cumpridos.</text:p>
      <text:p text:style-name="P10"><text:span text:style-name="T3">R1.5 Registro de vendas:</text:span> O sistema deve registrar todas as vendas realizadas, para acompanhar a demanda do mercado e identificar possíveis oportunidades de melhoria.</text:p>
      <text:p text:style-name="P10"><text:span text:style-name="T3">R1.6 Análise de dados:</text:span> O sistema deve ser capaz de coletar e analisar dados relevantes, como histórico de vendas, demanda de mercado e informações sobre fornecedores, para auxiliar na tomada de decisões estratégicas.</text:p>
      <text:p text:style-name="P10"><text:span text:style-name="T3">R1.7 Comunicação eficiente:</text:span> O sistema deve permitir uma comunicação eficiente entre os diferentes setores da empresa, garantindo uma coordenação adequada e o compartilhamento de informações importantes.</text:p>
      <text:p text:style-name="P10"><text:span text:style-name="T3">R1.8 Gestão de fornecedores:</text:span> O sistema deve permitir a gestão dos fornecedores, incluindo a avaliação de desempenho, o controle de prazos e a seleção de novos fornecedores quando necessário.</text:p>
      <text:p text:style-name="P10"><text:span text:style-name="T3">R1.9 Controle de desperdícios:</text:span> O sistema deve monitorar o uso dos materiais e ingredientes, minimizando desperdícios e reduzindo os custos de produção.</text:p>
      <text:p text:style-name="P10"><text:span text:style-name="T3">R1.10 Análise de desempenho:</text:span> O sistema deve permitir a análise do desempenho do controle de materiais e dos processos de produção, identificando pontos fortes e áreas de melhoria para otimizar a eficiência e a qualidade dos produtos finais.</text:p>
      <text:p text:style-name="P10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43:00.772337560</meta:creation-date>
    <dc:date>2023-05-03T19:12:49.311160970</dc:date>
    <meta:editing-duration>PT11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710" meta:character-count="4688" meta:non-whitespace-character-count="3998"/>
  </office:meta>
</office:document-meta>
</file>